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Get UKSBS holiday and claims accoun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Email Ning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15:57.984309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12T11:44:25.766365743</dc:date>
    <meta:editing-duration>P59DT4H42M40S</meta:editing-duration>
    <meta:editing-cycles>96</meta:editing-cycles>
    <meta:generator>LibreOffice/4.2.8.2$Linux_X86_64 LibreOffice_project/420$Build-2</meta:generator>
    <meta:document-statistic meta:table-count="2" meta:cell-count="34" meta:object-count="0"/>
  </office:meta>
</office:document-meta>
</file>